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60" calcext:value-type="float">
            <text:p>160</text:p>
          </table:table-cell>
          <table:table-cell table:style-name="ce31" table:formula="of:=QUOTIENT(PRODUCT(ORG.LIBREOFFICE.RAWSUBTRACT([.D313];60);5);12)" office:value-type="float" office:value="41" calcext:value-type="float">
            <text:p>41</text:p>
          </table:table-cell>
          <table:table-cell table:style-name="ce63" table:formula="of:=IF([.E313]&lt;=20;&quot;Very Low&quot;;IF([.E313]&lt;=34;&quot;Low&quot;;IF([.E313]&lt;=45;&quot;A Little Low&quot;;IF([.E313]&lt;=54;&quot;Average&quot;;IF([.E313]&lt;=65;&quot;A Little High&quot;;IF([.E313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40" calcext:value-type="float">
            <text:p>40</text:p>
          </table:table-cell>
          <table:table-cell table:style-name="ce5" table:formula="of:=QUOTIENT(PRODUCT(5;ORG.LIBREOFFICE.RAWSUBTRACT( [.D314];10));2)" office:value-type="float" office:value="75" calcext:value-type="float">
            <text:p>75</text:p>
          </table:table-cell>
          <table:table-cell table:style-name="ce64" table:formula="of:=IF([.E314]&lt;=20;&quot;Very Low&quot;;IF([.E314]&lt;=34;&quot;Low&quot;;IF([.E314]&lt;=45;&quot;A Little Low&quot;;IF([.E314]&lt;=54;&quot;Average&quot;;IF([.E314]&lt;=65;&quot;A Little High&quot;;IF([.E314]&lt;=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4" calcext:value-type="float">
            <text:p>24</text:p>
          </table:table-cell>
          <table:table-cell table:style-name="ce5" table:formula="of:=QUOTIENT(PRODUCT(5;ORG.LIBREOFFICE.RAWSUBTRACT( [.D315];10));2)" office:value-type="float" office:value="35" calcext:value-type="float">
            <text:p>35</text:p>
          </table:table-cell>
          <table:table-cell table:style-name="ce64" table:formula="of:=IF([.E315]&lt;=20;&quot;Very Low&quot;;IF([.E315]&lt;=34;&quot;Low&quot;;IF([.E315]&lt;=45;&quot;A Little Low&quot;;IF([.E315]&lt;=54;&quot;Average&quot;;IF([.E315]&lt;=65;&quot;A Little High&quot;;IF([.E315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5" calcext:value-type="float">
            <text:p>15</text:p>
          </table:table-cell>
          <table:table-cell table:style-name="ce5" table:formula="of:=QUOTIENT(PRODUCT(5;ORG.LIBREOFFICE.RAWSUBTRACT( [.D316];10));2)" office:value-type="float" office:value="12" calcext:value-type="float">
            <text:p>12</text:p>
          </table:table-cell>
          <table:table-cell table:style-name="ce64" table:formula="of:=IF([.E316]&lt;=20;&quot;Very Low&quot;;IF([.E316]&lt;=34;&quot;Low&quot;;IF([.E316]&lt;=45;&quot;A Little Low&quot;;IF([.E316]&lt;=54;&quot;Average&quot;;IF([.E316]&lt;=65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38" calcext:value-type="float">
            <text:p>38</text:p>
          </table:table-cell>
          <table:table-cell table:style-name="ce5" table:formula="of:=QUOTIENT(PRODUCT(5;ORG.LIBREOFFICE.RAWSUBTRACT( [.D317];10));2)" office:value-type="float" office:value="70" calcext:value-type="float">
            <text:p>70</text:p>
          </table:table-cell>
          <table:table-cell table:style-name="ce64" table:formula="of:=IF([.E317]&lt;=20;&quot;Very Low&quot;;IF([.E317]&lt;=34;&quot;Low&quot;;IF([.E317]&lt;=45;&quot;A Little Low&quot;;IF([.E317]&lt;=54;&quot;Average&quot;;IF([.E317]&lt;=65;&quot;A Little High&quot;;IF([.E317]&lt;=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QUOTIENT(PRODUCT(5;ORG.LIBREOFFICE.RAWSUBTRACT( [.D318];10));2)" office:value-type="float" office:value="22" calcext:value-type="float">
            <text:p>22</text:p>
          </table:table-cell>
          <table:table-cell table:style-name="ce64" table:formula="of:=IF([.E318]&lt;=20;&quot;Very Low&quot;;IF([.E318]&lt;=34;&quot;Low&quot;;IF([.E318]&lt;=45;&quot;A Little Low&quot;;IF([.E318]&lt;=54;&quot;Average&quot;;IF([.E318]&lt;=65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4" calcext:value-type="float">
            <text:p>24</text:p>
          </table:table-cell>
          <table:table-cell table:style-name="ce5" table:formula="of:=QUOTIENT(PRODUCT(5;ORG.LIBREOFFICE.RAWSUBTRACT( [.D319];10));2)" office:value-type="float" office:value="35" calcext:value-type="float">
            <text:p>35</text:p>
          </table:table-cell>
          <table:table-cell table:style-name="ce64" table:formula="of:=IF([.E319]&lt;=20;&quot;Very Low&quot;;IF([.E319]&lt;=34;&quot;Low&quot;;IF([.E319]&lt;=45;&quot;A Little Low&quot;;IF([.E319]&lt;=54;&quot;Average&quot;;IF([.E319]&lt;=65;&quot;A Little High&quot;;IF([.E319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33" calcext:value-type="float">
            <text:p>233</text:p>
          </table:table-cell>
          <table:table-cell table:style-name="ce31" table:formula="of:=QUOTIENT(PRODUCT(ORG.LIBREOFFICE.RAWSUBTRACT([.D321];60);5);12)" office:value-type="float" office:value="72" calcext:value-type="float">
            <text:p>72</text:p>
          </table:table-cell>
          <table:table-cell table:style-name="ce63" table:formula="of:=IF([.E321]&lt;=20;&quot;Very Low&quot;;IF([.E321]&lt;=34;&quot;Low&quot;;IF([.E321]&lt;=45;&quot;A Little Low&quot;;IF([.E321]&lt;=54;&quot;Average&quot;;IF([.E321]&lt;=65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3" calcext:value-type="float">
            <text:p>33</text:p>
          </table:table-cell>
          <table:table-cell table:style-name="ce5" table:formula="of:=QUOTIENT(PRODUCT(5;ORG.LIBREOFFICE.RAWSUBTRACT( [.D322];10));2)" office:value-type="float" office:value="57" calcext:value-type="float">
            <text:p>57</text:p>
          </table:table-cell>
          <table:table-cell table:style-name="ce64" table:formula="of:=IF([.E322]&lt;=20;&quot;Very Low&quot;;IF([.E322]&lt;=34;&quot;Low&quot;;IF([.E322]&lt;=45;&quot;A Little Low&quot;;IF([.E322]&lt;=54;&quot;Average&quot;;IF([.E322]&lt;=65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9" calcext:value-type="float">
            <text:p>49</text:p>
          </table:table-cell>
          <table:table-cell table:style-name="ce5" table:formula="of:=QUOTIENT(PRODUCT(5;ORG.LIBREOFFICE.RAWSUBTRACT( [.D323];10));2)" office:value-type="float" office:value="97" calcext:value-type="float">
            <text:p>97</text:p>
          </table:table-cell>
          <table:table-cell table:style-name="ce64" table:formula="of:=IF([.E323]&lt;=20;&quot;Very Low&quot;;IF([.E323]&lt;=34;&quot;Low&quot;;IF([.E323]&lt;=45;&quot;A Little Low&quot;;IF([.E323]&lt;=54;&quot;Average&quot;;IF([.E323]&lt;=65;&quot;A Little High&quot;;IF([.E32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2" calcext:value-type="float">
            <text:p>32</text:p>
          </table:table-cell>
          <table:table-cell table:style-name="ce5" table:formula="of:=QUOTIENT(PRODUCT(5;ORG.LIBREOFFICE.RAWSUBTRACT( [.D324];10));2)" office:value-type="float" office:value="55" calcext:value-type="float">
            <text:p>55</text:p>
          </table:table-cell>
          <table:table-cell table:style-name="ce64" table:formula="of:=IF([.E324]&lt;=20;&quot;Very Low&quot;;IF([.E324]&lt;=34;&quot;Low&quot;;IF([.E324]&lt;=45;&quot;A Little Low&quot;;IF([.E324]&lt;=54;&quot;Average&quot;;IF([.E324]&lt;=65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4" calcext:value-type="float">
            <text:p>34</text:p>
          </table:table-cell>
          <table:table-cell table:style-name="ce5" table:formula="of:=QUOTIENT(PRODUCT(5;ORG.LIBREOFFICE.RAWSUBTRACT( [.D325];10));2)" office:value-type="float" office:value="60" calcext:value-type="float">
            <text:p>60</text:p>
          </table:table-cell>
          <table:table-cell table:style-name="ce64" table:formula="of:=IF([.E325]&lt;=20;&quot;Very Low&quot;;IF([.E325]&lt;=34;&quot;Low&quot;;IF([.E325]&lt;=45;&quot;A Little Low&quot;;IF([.E325]&lt;=54;&quot;Average&quot;;IF([.E325]&lt;=65;&quot;A Little High&quot;;IF([.E32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41" calcext:value-type="float">
            <text:p>41</text:p>
          </table:table-cell>
          <table:table-cell table:style-name="ce5" table:formula="of:=QUOTIENT(PRODUCT(5;ORG.LIBREOFFICE.RAWSUBTRACT( [.D326];10));2)" office:value-type="float" office:value="77" calcext:value-type="float">
            <text:p>77</text:p>
          </table:table-cell>
          <table:table-cell table:style-name="ce64" table:formula="of:=IF([.E326]&lt;=20;&quot;Very Low&quot;;IF([.E326]&lt;=34;&quot;Low&quot;;IF([.E326]&lt;=45;&quot;A Little Low&quot;;IF([.E326]&lt;=54;&quot;Average&quot;;IF([.E326]&lt;=65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44" calcext:value-type="float">
            <text:p>44</text:p>
          </table:table-cell>
          <table:table-cell table:style-name="ce5" table:formula="of:=QUOTIENT(PRODUCT(5;ORG.LIBREOFFICE.RAWSUBTRACT( [.D327];10));2)" office:value-type="float" office:value="85" calcext:value-type="float">
            <text:p>85</text:p>
          </table:table-cell>
          <table:table-cell table:style-name="ce64" table:formula="of:=IF([.E327]&lt;=20;&quot;Very Low&quot;;IF([.E327]&lt;=34;&quot;Low&quot;;IF([.E327]&lt;=45;&quot;A Little Low&quot;;IF([.E327]&lt;=54;&quot;Average&quot;;IF([.E327]&lt;=65;&quot;A Little High&quot;;IF([.E327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48" calcext:value-type="float">
            <text:p>148</text:p>
          </table:table-cell>
          <table:table-cell table:style-name="ce31" table:formula="of:=QUOTIENT(PRODUCT(ORG.LIBREOFFICE.RAWSUBTRACT([.D329];60);5);12)" office:value-type="float" office:value="36" calcext:value-type="float">
            <text:p>36</text:p>
          </table:table-cell>
          <table:table-cell table:style-name="ce63" table:formula="of:=IF([.E329]&lt;=20;&quot;Very Low&quot;;IF([.E329]&lt;=34;&quot;Low&quot;;IF([.E329]&lt;=45;&quot;A Little Low&quot;;IF([.E329]&lt;=54;&quot;Average&quot;;IF([.E329]&lt;=65;&quot;A Little High&quot;;IF([.E329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0" calcext:value-type="float">
            <text:p>30</text:p>
          </table:table-cell>
          <table:table-cell table:style-name="ce5" table:formula="of:=QUOTIENT(PRODUCT(5;ORG.LIBREOFFICE.RAWSUBTRACT( [.D330];10));2)" office:value-type="float" office:value="50" calcext:value-type="float">
            <text:p>50</text:p>
          </table:table-cell>
          <table:table-cell table:style-name="ce64" table:formula="of:=IF([.E330]&lt;=20;&quot;Very Low&quot;;IF([.E330]&lt;=34;&quot;Low&quot;;IF([.E330]&lt;=45;&quot;A Little Low&quot;;IF([.E330]&lt;=54;&quot;Average&quot;;IF([.E330]&lt;=65;&quot;A Little High&quot;;IF([.E330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23" calcext:value-type="float">
            <text:p>23</text:p>
          </table:table-cell>
          <table:table-cell table:style-name="ce5" table:formula="of:=QUOTIENT(PRODUCT(5;ORG.LIBREOFFICE.RAWSUBTRACT( [.D331];10));2)" office:value-type="float" office:value="32" calcext:value-type="float">
            <text:p>32</text:p>
          </table:table-cell>
          <table:table-cell table:style-name="ce64" table:formula="of:=IF([.E331]&lt;=20;&quot;Very Low&quot;;IF([.E331]&lt;=34;&quot;Low&quot;;IF([.E331]&lt;=45;&quot;A Little Low&quot;;IF([.E331]&lt;=54;&quot;Average&quot;;IF([.E331]&lt;=65;&quot;A Little High&quot;;IF([.E33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8" calcext:value-type="float">
            <text:p>28</text:p>
          </table:table-cell>
          <table:table-cell table:style-name="ce5" table:formula="of:=QUOTIENT(PRODUCT(5;ORG.LIBREOFFICE.RAWSUBTRACT( [.D332];10));2)" office:value-type="float" office:value="45" calcext:value-type="float">
            <text:p>45</text:p>
          </table:table-cell>
          <table:table-cell table:style-name="ce64" table:formula="of:=IF([.E332]&lt;=20;&quot;Very Low&quot;;IF([.E332]&lt;=34;&quot;Low&quot;;IF([.E332]&lt;=45;&quot;A Little Low&quot;;IF([.E332]&lt;=54;&quot;Average&quot;;IF([.E332]&lt;=65;&quot;A Little High&quot;;IF([.E332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30" calcext:value-type="float">
            <text:p>30</text:p>
          </table:table-cell>
          <table:table-cell table:style-name="ce5" table:formula="of:=QUOTIENT(PRODUCT(5;ORG.LIBREOFFICE.RAWSUBTRACT( [.D333];10));2)" office:value-type="float" office:value="50" calcext:value-type="float">
            <text:p>50</text:p>
          </table:table-cell>
          <table:table-cell table:style-name="ce64" table:formula="of:=IF([.E333]&lt;=20;&quot;Very Low&quot;;IF([.E333]&lt;=34;&quot;Low&quot;;IF([.E333]&lt;=45;&quot;A Little Low&quot;;IF([.E333]&lt;=54;&quot;Average&quot;;IF([.E333]&lt;=65;&quot;A Little High&quot;;IF([.E333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22" calcext:value-type="float">
            <text:p>22</text:p>
          </table:table-cell>
          <table:table-cell table:style-name="ce5" table:formula="of:=QUOTIENT(PRODUCT(5;ORG.LIBREOFFICE.RAWSUBTRACT( [.D334];10));2)" office:value-type="float" office:value="30" calcext:value-type="float">
            <text:p>30</text:p>
          </table:table-cell>
          <table:table-cell table:style-name="ce64" table:formula="of:=IF([.E334]&lt;=20;&quot;Very Low&quot;;IF([.E334]&lt;=34;&quot;Low&quot;;IF([.E334]&lt;=45;&quot;A Little Low&quot;;IF([.E334]&lt;=54;&quot;Average&quot;;IF([.E334]&lt;=65;&quot;A Little High&quot;;IF([.E334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15" calcext:value-type="float">
            <text:p>15</text:p>
          </table:table-cell>
          <table:table-cell table:style-name="ce5" table:formula="of:=QUOTIENT(PRODUCT(5;ORG.LIBREOFFICE.RAWSUBTRACT( [.D335];10));2)" office:value-type="float" office:value="12" calcext:value-type="float">
            <text:p>12</text:p>
          </table:table-cell>
          <table:table-cell table:style-name="ce64" table:formula="of:=IF([.E335]&lt;=20;&quot;Very Low&quot;;IF([.E335]&lt;=34;&quot;Low&quot;;IF([.E335]&lt;=45;&quot;A Little Low&quot;;IF([.E335]&lt;=54;&quot;Average&quot;;IF([.E335]&lt;=65;&quot;A Little High&quot;;IF([.E33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02" calcext:value-type="float">
            <text:p>102</text:p>
          </table:table-cell>
          <table:table-cell table:style-name="ce31" table:formula="of:=QUOTIENT(PRODUCT(ORG.LIBREOFFICE.RAWSUBTRACT([.D337];60);5);12)" office:value-type="float" office:value="17" calcext:value-type="float">
            <text:p>17</text:p>
          </table:table-cell>
          <table:table-cell table:style-name="ce63" table:formula="of:=IF([.E337]&lt;=20;&quot;Very Low&quot;;IF([.E337]&lt;=34;&quot;Low&quot;;IF([.E337]&lt;=45;&quot;A Little Low&quot;;IF([.E337]&lt;=54;&quot;Average&quot;;IF([.E337]&lt;=65;&quot;A Little High&quot;;IF([.E33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22" calcext:value-type="float">
            <text:p>22</text:p>
          </table:table-cell>
          <table:table-cell table:style-name="ce5" table:formula="of:=QUOTIENT(PRODUCT(5;ORG.LIBREOFFICE.RAWSUBTRACT( [.D338];10));2)" office:value-type="float" office:value="30" calcext:value-type="float">
            <text:p>30</text:p>
          </table:table-cell>
          <table:table-cell table:style-name="ce64" table:formula="of:=IF([.E338]&lt;=20;&quot;Very Low&quot;;IF([.E338]&lt;=34;&quot;Low&quot;;IF([.E338]&lt;=45;&quot;A Little Low&quot;;IF([.E338]&lt;=54;&quot;Average&quot;;IF([.E338]&lt;=65;&quot;A Little High&quot;;IF([.E338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11" calcext:value-type="float">
            <text:p>11</text:p>
          </table:table-cell>
          <table:table-cell table:style-name="ce5" table:formula="of:=QUOTIENT(PRODUCT(5;ORG.LIBREOFFICE.RAWSUBTRACT( [.D339];10));2)" office:value-type="float" office:value="2" calcext:value-type="float">
            <text:p>2</text:p>
          </table:table-cell>
          <table:table-cell table:style-name="ce64" table:formula="of:=IF([.E339]&lt;=20;&quot;Very Low&quot;;IF([.E339]&lt;=34;&quot;Low&quot;;IF([.E339]&lt;=45;&quot;A Little Low&quot;;IF([.E339]&lt;=54;&quot;Average&quot;;IF([.E339]&lt;=65;&quot;A Little High&quot;;IF([.E33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11" calcext:value-type="float">
            <text:p>11</text:p>
          </table:table-cell>
          <table:table-cell table:style-name="ce5" table:formula="of:=QUOTIENT(PRODUCT(5;ORG.LIBREOFFICE.RAWSUBTRACT( [.D340];10));2)" office:value-type="float" office:value="2" calcext:value-type="float">
            <text:p>2</text:p>
          </table:table-cell>
          <table:table-cell table:style-name="ce64" table:formula="of:=IF([.E340]&lt;=20;&quot;Very Low&quot;;IF([.E340]&lt;=34;&quot;Low&quot;;IF([.E340]&lt;=45;&quot;A Little Low&quot;;IF([.E340]&lt;=54;&quot;Average&quot;;IF([.E340]&lt;=65;&quot;A Little High&quot;;IF([.E34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14" calcext:value-type="float">
            <text:p>14</text:p>
          </table:table-cell>
          <table:table-cell table:style-name="ce5" table:formula="of:=QUOTIENT(PRODUCT(5;ORG.LIBREOFFICE.RAWSUBTRACT( [.D341];10));2)" office:value-type="float" office:value="10" calcext:value-type="float">
            <text:p>10</text:p>
          </table:table-cell>
          <table:table-cell table:style-name="ce64" table:formula="of:=IF([.E341]&lt;=20;&quot;Very Low&quot;;IF([.E341]&lt;=34;&quot;Low&quot;;IF([.E341]&lt;=45;&quot;A Little Low&quot;;IF([.E341]&lt;=54;&quot;Average&quot;;IF([.E341]&lt;=65;&quot;A Little High&quot;;IF([.E34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16" calcext:value-type="float">
            <text:p>16</text:p>
          </table:table-cell>
          <table:table-cell table:style-name="ce5" table:formula="of:=QUOTIENT(PRODUCT(5;ORG.LIBREOFFICE.RAWSUBTRACT( [.D342];10));2)" office:value-type="float" office:value="15" calcext:value-type="float">
            <text:p>15</text:p>
          </table:table-cell>
          <table:table-cell table:style-name="ce64" table:formula="of:=IF([.E342]&lt;=20;&quot;Very Low&quot;;IF([.E342]&lt;=34;&quot;Low&quot;;IF([.E342]&lt;=45;&quot;A Little Low&quot;;IF([.E342]&lt;=54;&quot;Average&quot;;IF([.E342]&lt;=65;&quot;A Little High&quot;;IF([.E34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28" calcext:value-type="float">
            <text:p>28</text:p>
          </table:table-cell>
          <table:table-cell table:style-name="ce5" table:formula="of:=QUOTIENT(PRODUCT(5;ORG.LIBREOFFICE.RAWSUBTRACT( [.D343];10));2)" office:value-type="float" office:value="45" calcext:value-type="float">
            <text:p>45</text:p>
          </table:table-cell>
          <table:table-cell table:style-name="ce64" table:formula="of:=IF([.E343]&lt;=20;&quot;Very Low&quot;;IF([.E343]&lt;=34;&quot;Low&quot;;IF([.E343]&lt;=45;&quot;A Little Low&quot;;IF([.E343]&lt;=54;&quot;Average&quot;;IF([.E343]&lt;=65;&quot;A Little High&quot;;IF([.E343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197" calcext:value-type="float">
            <text:p>197</text:p>
          </table:table-cell>
          <table:table-cell table:style-name="ce31" table:formula="of:=QUOTIENT(PRODUCT(ORG.LIBREOFFICE.RAWSUBTRACT([.D345];60);5);12)" office:value-type="float" office:value="57" calcext:value-type="float">
            <text:p>57</text:p>
          </table:table-cell>
          <table:table-cell table:style-name="ce63" table:formula="of:=IF([.E345]&lt;=20;&quot;Very Low&quot;;IF([.E345]&lt;=34;&quot;Low&quot;;IF([.E345]&lt;=45;&quot;A Little Low&quot;;IF([.E345]&lt;=54;&quot;Average&quot;;IF([.E345]&lt;=65;&quot;A Little High&quot;;IF([.E34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3" calcext:value-type="float">
            <text:p>43</text:p>
          </table:table-cell>
          <table:table-cell table:style-name="ce5" table:formula="of:=QUOTIENT(PRODUCT(5;ORG.LIBREOFFICE.RAWSUBTRACT( [.D346];10));2)" office:value-type="float" office:value="82" calcext:value-type="float">
            <text:p>82</text:p>
          </table:table-cell>
          <table:table-cell table:style-name="ce64" table:formula="of:=IF([.E346]&lt;=20;&quot;Very Low&quot;;IF([.E346]&lt;=34;&quot;Low&quot;;IF([.E346]&lt;=45;&quot;A Little Low&quot;;IF([.E346]&lt;=54;&quot;Average&quot;;IF([.E346]&lt;=65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23" calcext:value-type="float">
            <text:p>23</text:p>
          </table:table-cell>
          <table:table-cell table:style-name="ce5" table:formula="of:=QUOTIENT(PRODUCT(5;ORG.LIBREOFFICE.RAWSUBTRACT( [.D347];10));2)" office:value-type="float" office:value="32" calcext:value-type="float">
            <text:p>32</text:p>
          </table:table-cell>
          <table:table-cell table:style-name="ce64" table:formula="of:=IF([.E347]&lt;=20;&quot;Very Low&quot;;IF([.E347]&lt;=34;&quot;Low&quot;;IF([.E347]&lt;=45;&quot;A Little Low&quot;;IF([.E347]&lt;=54;&quot;Average&quot;;IF([.E347]&lt;=65;&quot;A Little High&quot;;IF([.E34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21" calcext:value-type="float">
            <text:p>21</text:p>
          </table:table-cell>
          <table:table-cell table:style-name="ce5" table:formula="of:=QUOTIENT(PRODUCT(5;ORG.LIBREOFFICE.RAWSUBTRACT( [.D348];10));2)" office:value-type="float" office:value="27" calcext:value-type="float">
            <text:p>27</text:p>
          </table:table-cell>
          <table:table-cell table:style-name="ce64" table:formula="of:=IF([.E348]&lt;=20;&quot;Very Low&quot;;IF([.E348]&lt;=34;&quot;Low&quot;;IF([.E348]&lt;=45;&quot;A Little Low&quot;;IF([.E348]&lt;=54;&quot;Average&quot;;IF([.E348]&lt;=65;&quot;A Little High&quot;;IF([.E348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9" calcext:value-type="float">
            <text:p>29</text:p>
          </table:table-cell>
          <table:table-cell table:style-name="ce5" table:formula="of:=QUOTIENT(PRODUCT(5;ORG.LIBREOFFICE.RAWSUBTRACT( [.D349];10));2)" office:value-type="float" office:value="47" calcext:value-type="float">
            <text:p>47</text:p>
          </table:table-cell>
          <table:table-cell table:style-name="ce64" table:formula="of:=IF([.E349]&lt;=20;&quot;Very Low&quot;;IF([.E349]&lt;=34;&quot;Low&quot;;IF([.E349]&lt;=45;&quot;A Little Low&quot;;IF([.E349]&lt;=54;&quot;Average&quot;;IF([.E349]&lt;=65;&quot;A Little High&quot;;IF([.E349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4;&quot;Low&quot;;IF([.E350]&lt;=45;&quot;A Little Low&quot;;IF([.E350]&lt;=54;&quot;Average&quot;;IF([.E350]&lt;=65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QUOTIENT(PRODUCT(5;ORG.LIBREOFFICE.RAWSUBTRACT( [.D351];10));2)" office:value-type="float" office:value="75" calcext:value-type="float">
            <text:p>75</text:p>
          </table:table-cell>
          <table:table-cell table:style-name="ce64" table:formula="of:=IF([.E351]&lt;=20;&quot;Very Low&quot;;IF([.E351]&lt;=34;&quot;Low&quot;;IF([.E351]&lt;=45;&quot;A Little Low&quot;;IF([.E351]&lt;=54;&quot;Average&quot;;IF([.E351]&lt;=65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0:55:40.329784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0:58:58.460749471</dc:date>
    <meta:editing-duration>P1DT17H16M30S</meta:editing-duration>
    <meta:editing-cycles>214</meta:editing-cycles>
    <meta:document-statistic meta:table-count="2" meta:cell-count="3921" meta:object-count="0"/>
  </office:meta>
</office:document-meta>
</file>